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1F4000001F410CDC4DB.eps" manifest:media-type=""/>
  <manifest:file-entry manifest:full-path="Pictures/20000002000001F4000001F4938E9A87.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for Powerline1" svg:font-family="'Inconsolata for Powerline'" style:font-pitch="fixed"/>
    <style:font-face style:name="Inconsolata for Powerline2" svg:font-family="'Inconsolata for Powerline'" style:font-adornments="Medium" style:font-pitch="fixed"/>
    <style:font-face style:name="Inconsolata for Powerline" svg:font-family="'Inconsolata for Powerline'" style:font-pitch="variable"/>
    <style:font-face style:name="Liberation Sans2" svg:font-family="'Liberation Sans'" style:font-pitch="variable"/>
    <style:font-face style:name="Migu 1P2"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gu 1P" svg:font-family="'Migu 1P'" style:font-family-generic="roman" style:font-pitch="variable"/>
    <style:font-face style:name="Migu 1P1" svg:font-family="'Migu 1P'" style:font-adornments="標準" style:font-family-generic="roman" style:font-pitch="variable"/>
    <style:font-face style:name="Liberation Sans1" svg:font-family="'Liberation Sans'" style:font-family-generic="swiss" style:font-pitch="variable"/>
    <style:font-face style:name="Migu 1P3" svg:font-family="'Migu 1P'" style:font-adornments="標準"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標準-subtitle">
      <style:graphic-properties draw:fill-color="#ffffff" fo:min-height="16.255cm"/>
    </style:style>
    <style:style style:name="pr2" style:family="presentation" style:parent-style-name="標準-notes">
      <style:graphic-properties draw:fill-color="#ffffff" fo:min-height="13.364cm"/>
    </style:style>
    <style:style style:name="pr3" style:family="presentation" style:parent-style-name="標準-title">
      <style:graphic-properties fo:min-height="3.506cm"/>
    </style:style>
    <style:style style:name="pr4" style:family="presentation" style:parent-style-name="標準-subtitle">
      <style:graphic-properties draw:fill-color="#ffffff" draw:textarea-vertical-align="top" fo:min-height="12.179cm"/>
    </style:style>
    <style:style style:name="pr5" style:family="presentation" style:parent-style-name="標準-outline1">
      <style:graphic-properties fo:min-height="11.929cm"/>
    </style:style>
    <style:style style:name="P1" style:family="paragraph">
      <style:paragraph-properties fo:text-align="justify"/>
    </style:style>
    <style:style style:name="P2" style:family="paragraph">
      <style:paragraph-properties fo:text-align="end"/>
    </style:style>
    <style:style style:name="P3" style:family="paragraph">
      <style:text-properties style:font-name="Noto Sans CJK JP Regular" style:font-name-asian="Noto Sans CJK JP Regular"/>
    </style:style>
    <style:style style:name="P4" style:family="paragraph">
      <style:paragraph-properties fo:text-align="start"/>
    </style:style>
    <style:style style:name="P5" style:family="paragraph">
      <style:paragraph-properties fo:text-align="start"/>
      <style:text-properties style:font-name="Noto Sans CJK JP Regular" fo:font-size="28pt" style:font-name-asian="Noto Sans CJK JP Regular" style:font-size-asian="28pt" style:font-size-complex="28pt"/>
    </style:style>
    <style:style style:name="P6" style:family="paragraph">
      <style:text-properties style:font-size-asian="20pt"/>
    </style:style>
    <style:style style:name="P7" style:family="paragraph">
      <style:text-properties fo:font-style="normal" style:font-style-asian="normal" style:font-style-complex="normal"/>
    </style:style>
    <style:style style:name="P8" style:family="paragraph">
      <style:paragraph-properties fo:text-align="center"/>
    </style:style>
    <style:style style:name="P9" style:family="paragraph">
      <style:paragraph-properties fo:text-align="center"/>
      <style:text-properties style:font-name="Noto Sans CJK JP Regular" style:font-name-asian="Noto Sans CJK JP Regular"/>
    </style:style>
    <style:style style:name="P10" style:family="paragraph">
      <style:paragraph-properties fo:text-align="end"/>
      <style:text-properties style:font-name="Noto Sans CJK JP Regular" style:font-name-asian="Noto Sans CJK JP Regular"/>
    </style:style>
    <style:style style:name="P11" style:family="paragraph">
      <style:paragraph-properties fo:text-align="end"/>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T1" style:family="text">
      <style:text-properties style:font-name="Noto Sans CJK JP Regular" fo:font-size="22pt" style:font-name-asian="Noto Sans CJK JP Regular" style:font-size-asian="22pt" style:font-size-complex="22pt"/>
    </style:style>
    <style:style style:name="T2" style:family="text">
      <style:text-properties fo:font-size="22pt" style:font-size-asian="22pt" style:font-size-complex="22pt"/>
    </style:style>
    <style:style style:name="T3" style:family="text">
      <style:text-properties style:font-name="Inconsolata for Powerline2" fo:font-size="22pt" style:font-size-asian="22pt" style:font-size-complex="22pt"/>
    </style:style>
    <style:style style:name="T4" style:family="text">
      <style:text-properties style:font-name="Noto Sans CJK JP Regular" fo:font-size="40pt" style:font-name-asian="Noto Sans CJK JP Regular" style:font-size-asian="40pt" style:font-size-complex="40pt"/>
    </style:style>
    <style:style style:name="T5" style:family="text">
      <style:text-properties style:font-name="Noto Sans CJK JP Regular" fo:font-size="24pt" style:font-name-asian="Noto Sans CJK JP Regular" style:font-size-asian="24pt" style:font-size-complex="24pt"/>
    </style:style>
    <style:style style:name="T6" style:family="text">
      <style:text-properties style:font-name="Noto Sans CJK JP Regular" style:font-name-asian="Noto Sans CJK JP Regular"/>
    </style:style>
    <style:style style:name="T7" style:family="text">
      <style:text-properties style:text-position="33% 58%" style:font-name="Noto Sans CJK JP Regular" fo:font-size="32pt" style:font-name-asian="Noto Sans CJK JP Regular" style:font-size-asian="32pt" style:font-size-complex="32pt"/>
    </style:style>
    <style:style style:name="T8" style:family="text">
      <style:text-properties style:font-name="Inconsolata for Powerline1"/>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text-shadow="none"/>
    </style:style>
    <style:style style:name="T13" style:family="text">
      <style:text-properties style:font-name="Noto Sans CJK JP Regular" fo:font-size="24pt" style:text-underline-style="none" style:font-name-asian="Noto Sans CJK JP Regular" style:font-size-asian="24pt" style:font-size-complex="24pt"/>
    </style:style>
    <style:style style:name="T14" style:family="text">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T15" style:family="text">
      <style:text-properties style:text-position="-33% 58%"/>
    </style:style>
    <style:style style:name="T16" style:family="text">
      <style:text-properties style:text-underline-style="none"/>
    </style:style>
    <style:style style:name="T17"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計算科学クラスター演習 山崎研</presentation:footer-decl>
      <draw:page draw:name="page1" draw:style-name="dp1" draw:master-page-name="標準" presentation:presentation-page-layout-name="AL1T32" presentation:use-footer-name="ftr1">
        <office:forms form:automatic-focus="false" form:apply-design-mode="false"/>
        <draw:frame presentation:style-name="pr1" draw:layer="layout" svg:width="25.199cm" svg:height="16.255cm" svg:x="1.4cm" svg:y="1.537cm" presentation:class="subtitle" presentation:user-transformed="true">
          <draw:text-box>
            <text:p text:style-name="P1"><text:span text:style-name="T1">計算科学クラスター演習</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3">2016/06/20</text:span></text:p>
            <text:p/>
            <text:p/>
            <text:p/>
            <text:p/>
            <text:p><text:span text:style-name="T4">パーコレーションの基礎とフラクタル</text:span></text:p>
            <text:p><text:span text:style-name="T4"/></text:p>
            <text:p/>
            <text:p/>
            <text:p text:style-name="P2"><text:span text:style-name="T5">山崎研 藤本將太郎</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2T0" presentation:use-footer-name="ftr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6">本日の流れ</text:span></text:p>
          </draw:text-box>
        </draw:frame>
        <draw:frame presentation:style-name="pr4" draw:text-style-name="P5" draw:layer="layout" svg:width="25.199cm" svg:height="12.868cm" svg:x="1.4cm" svg:y="4.914cm" presentation:class="subtitle" presentation:user-transformed="true">
          <draw:text-box>
            <text:list text:style-name="L2">
              <text:list-item>
                <text:p text:style-name="P4"><text:span text:style-name="T6">(</text:span><text:span text:style-name="T6">コードの共有</text:span><text:span text:style-name="T6">)</text:span></text:p>
              </text:list-item>
              <text:list-item>
                <text:p text:style-name="P4"><text:span text:style-name="T6">研究室紹介</text:span></text:p>
              </text:list-item>
              <text:list-item>
                <text:p text:style-name="P4"><text:span text:style-name="T6">シミュレーションの実施と内容の解説</text:span></text:p>
                <text:list>
                  <text:list-item>
                    <text:list>
                      <text:list-item>
                        <text:p text:style-name="P4"><text:span text:style-name="T6">パーコレーション</text:span></text:p>
                      </text:list-item>
                      <text:list-item>
                        <text:p text:style-name="P4"><text:span text:style-name="T6">パーコレーション確率</text:span></text:p>
                      </text:list-item>
                      <text:list-item>
                        <text:p text:style-name="P4"><text:span text:style-name="T6">フラクタル次元</text:span></text:p>
                      </text:list-item>
                    </text:list>
                  </text:list-item>
                </text:list>
              </text:list-item>
              <text:list-item>
                <text:p text:style-name="P4"><text:span text:style-name="T6">課題説明</text:span></text:p>
              </text:list-item>
            </text:list>
            <text:p text:style-name="P4"/>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3T1" presentation:use-footer-name="ftr1">
        <office:forms form:automatic-focus="false" form:apply-design-mode="false"/>
        <draw:frame presentation:style-name="標準-title" draw:text-style-name="P3" draw:layer="layout" svg:width="25.199cm" svg:height="2.304cm" svg:x="1.4cm" svg:y="1.438cm" presentation:class="title" presentation:user-transformed="true">
          <draw:text-box>
            <text:p><text:span text:style-name="T6">研究室紹介</text:span></text:p>
          </draw:text-box>
        </draw:frame>
        <draw:frame presentation:style-name="pr5" draw:text-style-name="P3" draw:layer="layout" svg:width="25.199cm" svg:height="12.179cm" svg:x="1.4cm" svg:y="4.914cm" presentation:class="outline" presentation:user-transformed="true">
          <draw:text-box>
            <text:list text:style-name="L3">
              <text:list-item>
                <text:p><text:span text:style-name="T6">身の回りの現象の普遍的理解をめざして</text:span></text:p>
              </text:list-item>
              <text:list-item>
                <text:p><text:span text:style-name="T6">“</text:span><text:span text:style-name="T6">身のまわりで観られるパターン形成現象・行動様式に対し、特に、統計物理学・物理的動力学の観点から、単純なモデル化、数理構造の抽出を目指して研究を行っています。”</text:span><text:span text:style-name="T7"><text:a xlink:href="http://www.y2003.phys.waseda.ac.jp/cgi-bin/fswiki/wiki.cgi?page=FrontPage" xlink:type="simple">1)</text:a></text:span></text:p>
              </text:list-item>
            </text:list>
          </draw:text-box>
        </draw:frame>
        <draw:frame draw:style-name="gr2" draw:layer="layout" svg:width="25.1cm" svg:height="0.899cm" svg:x="3.4cm" svg:y="20.038cm">
          <draw:text-box>
            <text:p><text:span text:style-name="T8">1) </text:span><text:span text:style-name="T8"><text:a xlink:href="http://www.y2003.phys.waseda.ac.jp/cgi-bin/fswiki/wiki.cgi?page=FrontPage" xlink:type="simple">http://www.y2003.phys.waseda.ac.jp/cgi-bin/fswiki/wiki.cgi?page=FrontPage</text:a></text:span></text:p>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3T1" presentation:use-footer-name="ftr1">
        <office:forms form:automatic-focus="false" form:apply-design-mode="false"/>
        <draw:frame presentation:style-name="標準-title" draw:text-style-name="P3" draw:layer="layout" svg:width="25.199cm" svg:height="2.304cm" svg:x="1.4cm" svg:y="1.438cm" presentation:class="title" presentation:user-transformed="true">
          <draw:text-box>
            <text:p><text:span text:style-name="T6">研究室紹介</text:span></text:p>
          </draw:text-box>
        </draw:frame>
        <draw:frame presentation:style-name="pr5" draw:text-style-name="P3" draw:layer="layout" svg:width="25.199cm" svg:height="12.179cm" svg:x="1.4cm" svg:y="4.914cm" presentation:class="outline" presentation:user-transformed="true">
          <draw:text-box>
            <text:list text:style-name="L3">
              <text:list-item>
                <text:p><text:span text:style-name="T6">研究分野</text:span></text:p>
                <text:list>
                  <text:list-item>
                    <text:p><text:span text:style-name="T6">統計物理学</text:span></text:p>
                  </text:list-item>
                  <text:list-item>
                    <text:p><text:span text:style-name="T6">非線形動力学</text:span></text:p>
                  </text:list-item>
                </text:list>
              </text:list-item>
              <text:list-item>
                <text:p><text:span text:style-name="T6">研究対象</text:span></text:p>
                <text:list>
                  <text:list-item>
                    <text:p><text:span text:style-name="T6">それぞれの興味にしたがって</text:span></text:p>
                  </text:list-item>
                  <text:list-item>
                    <text:p><text:span text:style-name="T6">着目している系に依らない普遍的な性質やその数理的構造</text:span></text:p>
                  </text:list-item>
                </text:list>
              </text:list-item>
              <text:list-item>
                <text:p><text:span text:style-name="T6">具体的なテーマ</text:span></text:p>
                <text:list>
                  <text:list-item>
                    <text:p><text:span text:style-name="T6"><text:a xlink:href="http://www.y2003.phys.waseda.ac.jp/cgi-bin/fswiki/wiki.cgi?page=研究テーマ" xlink:type="simple">http://www.y2003.phys.waseda.ac.jp/cgi-bin/fswiki/wiki.cgi?page=研究テーマ</text:a></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パーコレーションについて</text:p>
          </draw:text-box>
        </draw:frame>
        <draw:frame presentation:style-name="pr5" draw:layer="layout" svg:width="25.199cm" svg:height="14.086cm" svg:x="1.4cm" svg:y="4.914cm" presentation:class="outline" presentation:user-transformed="true">
          <draw:text-box>
            <text:list text:style-name="L3">
              <text:list-item>
                <text:p>“着目している系に依らない普遍的な性質”</text:p>
                <text:list>
                  <text:list-item>
                    <text:p>具体 (着目している系):</text:p>
                    <text:list>
                      <text:list-item>
                        <text:p>物質中の隙間を液体が浸透するか</text:p>
                      </text:list-item>
                      <text:list-item>
                        <text:p>果樹園で胴枯れ病が伝染するかどうか</text:p>
                      </text:list-item>
                      <text:list-item>
                        <text:p>絶縁体と導体の混合物が導電性を持つか</text:p>
                      </text:list-item>
                    </text:list>
                  </text:list-item>
                  <text:list-item>
                    <text:p>抽象 (普遍的性質): 「つながり」</text:p>
                  </text:list-item>
                </text:list>
              </text:list-item>
              <text:list-item>
                <text:p>数理的構造</text:p>
                <text:list>
                  <text:list-item>
                    <text:p>必要な要素</text:p>
                    <text:list>
                      <text:list-item>
                        <text:p>ネットワーク</text:p>
                      </text:list-item>
                      <text:list-item>
                        <text:p>ランダムな「つながり」</text:p>
                      </text:list-item>
                      <text:list-item>
                        <text:p>一続きのサイズ</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パーコレーションについて</text:p>
          </draw:text-box>
        </draw:frame>
        <draw:frame presentation:style-name="pr5" draw:layer="layout" svg:width="25.199cm" svg:height="12.179cm" svg:x="1.4cm" svg:y="4.914cm" presentation:class="outline">
          <draw:text-box>
            <text:list text:style-name="L3">
              <text:list-item>
                <text:p>ボンドパーコレーション</text:p>
                <text:list>
                  <text:list-item>
                    <text:p>格子(正方格子，三角格子など)の格子点どうしを結ぶ<text:span text:style-name="T9">ボンドを</text:span>ランダムに占有</text:p>
                  </text:list-item>
                </text:list>
              </text:list-item>
              <text:list-item>
                <text:p>サイトパーコレーション</text:p>
                <text:list>
                  <text:list-item>
                    <text:p><text:span text:style-name="T9">格子点を</text:span>ランダムに占有</text:p>
                  </text:list-item>
                  <text:list-item>
                    <text:p>隣接する他の格子点も占有されていればその間にはつながりがある</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サイトパーコレーション</text:p>
          </draw:text-box>
        </draw:frame>
        <draw:frame presentation:style-name="pr5" draw:text-style-name="P7" draw:layer="layout" svg:width="25.199cm" svg:height="14.086cm" svg:x="1.4cm" svg:y="4.914cm" presentation:class="outline" presentation:user-transformed="true">
          <draw:text-box>
            <text:list text:style-name="L3">
              <text:list-item>
                <text:p><text:span text:style-name="T10">占有確率</text:span><text:span text:style-name="T10">p:</text:span></text:p>
                <text:list>
                  <text:list-item>
                    <text:p><text:span text:style-name="T10">格子点を占有させるかどうかを決める確率</text:span></text:p>
                  </text:list-item>
                </text:list>
              </text:list-item>
              <text:list-item>
                <text:p><text:span text:style-name="T10">p</text:span><text:span text:style-name="T10">が大</text:span></text:p>
                <text:list>
                  <text:list-item>
                    <text:p><text:span text:style-name="T11">端から端までつながったクラスター</text:span><text:span text:style-name="T10">が存在</text:span></text:p>
                    <text:list>
                      <text:list-item>
                        <text:p>=<text:span text:style-name="T12">パーコレーションクラスター</text:span></text:p>
                      </text:list-item>
                      <text:list-item>
                        <text:p><text:span text:style-name="T10">最大クラスターサイズ≒システムサイズ</text:span><text:span text:style-name="T10">L</text:span></text:p>
                      </text:list-item>
                    </text:list>
                  </text:list-item>
                </text:list>
              </text:list-item>
              <text:list-item>
                <text:p><text:span text:style-name="T10">p</text:span><text:span text:style-name="T10">が小</text:span></text:p>
                <text:list>
                  <text:list-item>
                    <text:p>パーコレーションクラスターが存在しない</text:p>
                  </text:list-item>
                </text:list>
                <text:p><text:s/></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サイトパーコレーション</text:p>
          </draw:text-box>
        </draw:frame>
        <draw:frame presentation:style-name="pr5" draw:layer="layout" svg:width="25.199cm" svg:height="12.179cm" svg:x="1.4cm" svg:y="4.914cm" presentation:class="outline">
          <draw:text-box>
            <text:list text:style-name="L3">
              <text:list-item>
                <text:p>シミュレーション</text:p>
                <text:list>
                  <text:list-item>
                    <text:p>`bin`ディレクトリ内の`sim_percolation.py`を実行</text:p>
                    <text:list>
                      <text:list-item>
                        <text:p>`cd bin; python sim_percolation.py`</text:p>
                      </text:list-item>
                    </text:list>
                  </text:list-item>
                  <text:list-item>
                    <text:p>パラメータ設定ダイアログが開くので，各自適当な値を代入して`Run`ボタンを押す</text:p>
                  </text:list-item>
                  <text:list-item>
                    <text:p>L×Lの各格子点が確率pで占有され，それぞれのクラスターがラベル付されたものが描画される</text:p>
                    <text:list>
                      <text:list-item>
                        <text:p>マウスオーバーするとラベル名(整数)が左下に表示される</text:p>
                      </text:list-item>
                    </text:list>
                  </text:list-item>
                  <text:list-item>
                    <text:p>パーコレーションクラスターは別の色で表示</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サイトパーコレーション</text:p>
          </draw:text-box>
        </draw:frame>
        <draw:frame draw:style-name="gr3" draw:text-style-name="P8" draw:layer="layout" svg:width="10.35cm" svg:height="10.35cm" svg:x="1.95cm" svg:y="4.2cm">
          <draw:image xlink:href="Pictures/20000002000001F4000001F4938E9A87.eps" xlink:type="simple" xlink:show="embed" xlink:actuate="onLoad">
            <text:p/>
          </draw:image>
        </draw:frame>
        <draw:frame draw:style-name="gr3" draw:text-style-name="P8" draw:layer="layout" svg:width="10.35cm" svg:height="10.35cm" svg:x="15.575cm" svg:y="4.2cm">
          <draw:image xlink:href="Pictures/20000002000001F4000001F410CDC4DB.eps" xlink:type="simple" xlink:show="embed" xlink:actuate="onLoad">
            <text:p/>
          </draw:image>
        </draw:frame>
        <draw:frame draw:style-name="gr2" draw:text-style-name="P9" draw:layer="layout" svg:width="10.9cm" svg:height="1.191cm" svg:x="1.675cm" svg:y="14.6cm">
          <draw:text-box>
            <text:p text:style-name="P8"><text:span text:style-name="T6">図</text:span><text:span text:style-name="T6">1 </text:span><text:span text:style-name="T6">占有された格子点 </text:span><text:span text:style-name="T6">(p=0.4, L=20)</text:span></text:p>
          </draw:text-box>
        </draw:frame>
        <draw:frame draw:style-name="gr2" draw:text-style-name="P10" draw:layer="layout" svg:width="10.9cm" svg:height="1.191cm" svg:x="15.3cm" svg:y="14.601cm">
          <draw:text-box>
            <text:p text:style-name="P8"><text:span text:style-name="T6">図</text:span><text:span text:style-name="T6">2 </text:span><text:span text:style-name="T6">占有された格子点 </text:span><text:span text:style-name="T6">(p=0.8, L=20)</text:span></text:p>
          </draw:text-box>
        </draw:frame>
        <draw:frame draw:style-name="gr2" draw:text-style-name="P11" draw:layer="layout" svg:width="23.4cm" svg:height="2.757cm" svg:x="2.3cm" svg:y="16.1cm">
          <draw:text-box>
            <text:p><text:span text:style-name="T13">ちょうどパーコレーションクラスターが存在するようになる</text:span><text:span text:style-name="T14">中間の値</text:span><text:span text:style-name="T13">が存在 </text:span><text:span text:style-name="T13">( =</text:span><text:span text:style-name="T13">パーコレーション閾値</text:span><text:span text:style-name="T13">)</text:span></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サイトパーコレーション</text:p>
          </draw:text-box>
        </draw:frame>
        <draw:frame presentation:style-name="pr5" draw:layer="layout" svg:width="25.199cm" svg:height="12.179cm" svg:x="1.4cm" svg:y="4.914cm" presentation:class="outline">
          <draw:text-box>
            <text:list text:style-name="L3">
              <text:list-item>
                <text:p>パーコレーション頻度P(p):</text:p>
                <text:list>
                  <text:list-header>
                    <text:p><text:s/>= (パーコレートした回数)/(試行回数)</text:p>
                  </text:list-header>
                </text:list>
              </text:list-item>
              <text:list-item>
                <text:p>シミュレーション</text:p>
                <text:list>
                  <text:list-item>
                    <text:p>`sim_percolation_frequency.py`を実行</text:p>
                  </text:list-item>
                  <text:list-item>
                    <text:p>異なるシステムサイズL</text:p>
                  </text:list-item>
                  <text:list-item>
                    <text:p>trial: 試行回数</text:p>
                  </text:list-item>
                  <text:list-item>
                    <text:p>p_num: 占有確率pの刻みの個数</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パーコレーション確率</text:p>
          </draw:text-box>
        </draw:frame>
        <draw:frame presentation:style-name="pr5" draw:layer="layout" svg:width="25.199cm" svg:height="12.179cm" svg:x="1.4cm" svg:y="4.914cm" presentation:class="outline" presentation:user-transformed="true">
          <draw:text-box>
            <text:list text:style-name="L3">
              <text:list-item>
                <text:p>最大クラスターサイズM(L):</text:p>
                <text:list>
                  <text:list-item>
                    <text:p>L×L格子内で最大のクラスターに含まれる占有格子点の数</text:p>
                  </text:list-item>
                </text:list>
              </text:list-item>
              <text:list-item>
                <text:p>最大クラスターサイズ密度:</text:p>
                <text:list>
                  <text:list-item>
                    <text:p>P<text:span text:style-name="T15">N</text:span>(p):</text:p>
                  </text:list-item>
                </text:list>
              </text:list-item>
              <text:list-item>
                <text:p>パーコレーション確率P<text:span text:style-name="T15">∞</text:span>(p):</text:p>
                <text:list>
                  <text:list-item>
                    <text:p/>
                  </text:list-item>
                  <text:list-item>
                    <text:p>Lの増大につれて曲線の立ち上がりがよりシャープに</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パーコレーション閾値</text:p>
          </draw:text-box>
        </draw:frame>
        <draw:frame presentation:style-name="pr5" draw:layer="layout" svg:width="25.199cm" svg:height="13.686cm" svg:x="1.4cm" svg:y="4.914cm" presentation:class="outline" presentation:user-transformed="true">
          <draw:text-box>
            <text:list text:style-name="L3">
              <text:list-item>
                <text:p>パーコレーション閾値p<text:span text:style-name="T15">c</text:span>:</text:p>
                <text:list>
                  <text:list-item>
                    <text:p>P<text:span text:style-name="T15">∞</text:span>=0となる最大の確率p</text:p>
                  </text:list-item>
                  <text:list-item>
                    <text:p/>
                  </text:list-item>
                </text:list>
              </text:list-item>
              <text:list-item>
                <text:p>連続的に変化するパラメータのある1点で定性的変化<text:span text:style-name="T16">= </text:span><text:span text:style-name="T9">相転移</text:span></text:p>
                <text:list>
                  <text:list-header>
                    <text:p>端から端まで連結したクラスターのない状態</text:p>
                    <text:p><text:s text:c="41"/>↓</text:p>
                    <text:p>端から端まで連結したクラスターを持つ状態</text:p>
                  </text:list-header>
                </text:list>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パーコレーション確率</text:p>
          </draw:text-box>
        </draw:frame>
        <draw:frame presentation:style-name="pr5" draw:layer="layout" svg:width="25.199cm" svg:height="12.179cm" svg:x="1.4cm" svg:y="4.914cm" presentation:class="outline">
          <draw:text-box>
            <text:list text:style-name="L3">
              <text:list-item>
                <text:p>シミュレーション</text:p>
                <text:list>
                  <text:list-item>
                    <text:p>`sim_percolation_probability.py`を実行</text:p>
                  </text:list-item>
                  <text:list-item>
                    <text:p>ポイント</text:p>
                    <text:list>
                      <text:list-item>
                        <text:p>サイズLの依存性はどうか?</text:p>
                      </text:list-item>
                      <text:list-item>
                        <text:p>パーコレーション閾値はどのくらいと予想されるか?</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presentation:user-transformed="true">
          <draw:text-box>
            <text:p>閾値近傍の振る舞い(臨界現象)</text:p>
          </draw:text-box>
        </draw:frame>
        <draw:frame presentation:style-name="pr5" draw:layer="layout" svg:width="25.199cm" svg:height="14.086cm" svg:x="1.4cm" svg:y="4.914cm" presentation:class="outline" presentation:user-transformed="true">
          <draw:text-box>
            <text:list text:style-name="L3">
              <text:list-item>
                <text:p>p<text:span text:style-name="T15">c</text:span>の近くでパーコレーション確率はべき的に減少</text:p>
                <text:list>
                  <text:list-item>
                    <text:p/>
                  </text:list-item>
                  <text:list-item>
                    <text:p/>
                  </text:list-item>
                </text:list>
              </text:list-item>
              <text:list-item>
                <text:p>相転移の臨界点付近で秩序変数の変化が<text:span text:style-name="T9">べき的</text:span></text:p>
                <text:list>
                  <text:list-item>
                    <text:p>例)</text:p>
                    <text:list>
                      <text:list-item>
                        <text:p>磁化M(T)</text:p>
                      </text:list-item>
                      <text:list-item>
                        <text:p>T<text:span text:style-name="T15">C</text:span>近傍でべき的に変化</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3T1" presentation:use-footer-name="ftr1">
        <office:forms form:automatic-focus="false" form:apply-design-mode="false"/>
        <draw:frame presentation:style-name="pr3" draw:layer="layout" svg:width="25.199cm" svg:height="4.607cm" svg:x="1.4cm" svg:y="0.287cm" presentation:class="title" presentation:user-transformed="true">
          <draw:text-box>
            <text:p>パーコレーションクラスターの<text:line-break/>フラクタル次元</text:p>
          </draw:text-box>
        </draw:frame>
        <draw:frame presentation:style-name="pr5" draw:layer="layout" svg:width="25.199cm" svg:height="12.179cm" svg:x="1.4cm" svg:y="4.914cm" presentation:class="outline" presentation:user-transformed="true">
          <draw:text-box>
            <text:list text:style-name="L3">
              <text:list-item>
                <text:p>フラクタル (自己相似性)</text:p>
                <text:list>
                  <text:list-item>
                    <text:p>臨界値付近での特徴的な性質</text:p>
                  </text:list-item>
                  <text:list-item>
                    <text:p>図形の全体と部分がスケール変換を通して相似</text:p>
                  </text:list-item>
                </text:list>
              </text:list-item>
              <text:list-item>
                <text:p>フラクタル次元</text:p>
                <text:list>
                  <text:list-item>
                    <text:p>その図形の「スカスカ具合」を特徴づける量</text:p>
                    <text:list>
                      <text:list-item>
                        <text:p>用いる縮尺によって(長さ・面積・体積)が変わる</text:p>
                      </text:list-item>
                      <text:list-item>
                        <text:p>M ∝ <text:s/>R<text:span text:style-name="T17">D</text:span></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presentation:user-transformed="true">
          <draw:text-box>
            <text:p>フラクタル次元の測定(視野拡大法)</text:p>
          </draw:text-box>
        </draw:frame>
        <draw:frame presentation:style-name="pr5" draw:layer="layout" svg:width="25.199cm" svg:height="12.179cm" svg:x="1.4cm" svg:y="4.914cm" presentation:class="outline" presentation:user-transformed="true">
          <draw:text-box>
            <text:list text:style-name="L3">
              <text:list-item>
                <text:p>最大クラスター内のある一点を中心とする一辺bの領域内に含まれる占有点数M(b)</text:p>
              </text:list-item>
              <text:list-item>
                <text:p>中心を取る位置の依存性をなくすためにさまざまな中心点をとって平均する</text:p>
              </text:list-item>
              <text:list-item>
                <text:p>閾値p<text:span text:style-name="T15">c</text:span>=0.5975における横軸b，縦軸M(b)の両対数グラフを描く</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presentation:user-transformed="true">
          <draw:text-box>
            <text:p>フラクタル次元の測定(視野拡大法)</text:p>
          </draw:text-box>
        </draw:frame>
        <draw:frame presentation:style-name="pr5" draw:layer="layout" svg:width="25.199cm" svg:height="12.179cm" svg:x="1.4cm" svg:y="4.914cm" presentation:class="outline">
          <draw:text-box>
            <text:list text:style-name="L3">
              <text:list-item>
                <text:p>シミュレーション</text:p>
                <text:list>
                  <text:list-item>
                    <text:p>`sim_fractal_dimension.py`を実行</text:p>
                  </text:list-item>
                  <text:list-item>
                    <text:p>グラフが表示され，結果は`result_fractal_dim.csv`に保存される</text:p>
                  </text:list-item>
                  <text:list-item>
                    <text:p>(課題1) 視野拡大法によって求められたデータを用いてフィッティングを行い，実際にフラクタル次元を求めよ。</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粗視化による繰り込み</text:p>
          </draw:text-box>
        </draw:frame>
        <draw:frame presentation:style-name="pr5" draw:layer="layout" svg:width="25.199cm" svg:height="12.179cm" svg:x="1.4cm" svg:y="4.914cm" presentation:class="outline">
          <draw:text-box>
            <text:list text:style-name="L3">
              <text:list-item>
                <text:p>粗視化</text:p>
                <text:list>
                  <text:list-item>
                    <text:p>粗く視る: 視るスケールによって見え方がことなる</text:p>
                  </text:list-item>
                </text:list>
              </text:list-item>
              <text:list-item>
                <text:p>(今回の)ルール</text:p>
                <text:list>
                  <text:list-item>
                    <text:p>粗視化因子bの長さで区切られたブロックを一つの(繰り込まれた)格子点とみなす</text:p>
                  </text:list-item>
                  <text:list-item>
                    <text:p>繰り込まれた格子点が占有されるかどうかは，ブロックの中でパーコレートしているかどうか</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粗視化による繰り込み</text:p>
          </draw:text-box>
        </draw:frame>
        <draw:frame presentation:style-name="pr5" draw:layer="layout" svg:width="25.199cm" svg:height="12.179cm" svg:x="1.4cm" svg:y="4.914cm" presentation:class="outline">
          <draw:text-box>
            <text:list text:style-name="L3">
              <text:list-item>
                <text:p>シミュレーション</text:p>
                <text:list>
                  <text:list-item>
                    <text:p>`sim_percolate_renormalize.py`を実行</text:p>
                  </text:list-item>
                  <text:list-item>
                    <text:p>`Run`でクラスターを生成した後，一旦そのウィンドウを閉じ，`Renormalize the cluster`ボタンを押して繰り込まれた後のクラスターの様子を観察</text:p>
                  </text:list-item>
                  <text:list-item>
                    <text:p>pやLを変えて観察</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粗視化による繰り込み</text:p>
          </draw:text-box>
        </draw:frame>
        <draw:frame presentation:style-name="pr5" draw:layer="layout" svg:width="25.199cm" svg:height="12.179cm" svg:x="1.4cm" svg:y="4.914cm" presentation:class="outline">
          <draw:text-box>
            <text:list text:style-name="L3">
              <text:list-item>
                <text:p>繰り込み操作によって，占有確率が低いものはより低くなったように見え，元の占有確率が高ければ繰り込み後の占有確率は大きく見える</text:p>
              </text:list-item>
              <text:list-item>
                <text:p>(課題2) 元の占有確率と粗視化後の占有確率が等しくなるような占有確率は解析的に求めることができる。粗視化因子がb=2のときのこの確率のうち，非自明なものはいくらか。</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標準" presentation:presentation-page-layout-name="AL3T1" presentation:use-footer-name="ftr1">
        <office:forms form:automatic-focus="false" form:apply-design-mode="false"/>
        <draw:frame presentation:style-name="pr3" draw:layer="layout" svg:width="25.199cm" svg:height="3.506cm" svg:x="1.4cm" svg:y="0.837cm" presentation:class="title">
          <draw:text-box>
            <text:p>繰り込みとフラクタル次元</text:p>
          </draw:text-box>
        </draw:frame>
        <draw:frame presentation:style-name="pr5" draw:layer="layout" svg:width="25.199cm" svg:height="12.179cm" svg:x="1.4cm" svg:y="4.914cm" presentation:class="outline" presentation:user-transformed="true">
          <draw:text-box>
            <text:list text:style-name="L3">
              <text:list-item>
                <text:p>もとの格子と，大きさL'=L/bに繰り込まれた格子の両方で，p=pcにおける端から端まで連結したクラスター内の占有された格子点の数の2乗&lt;M<text:span text:style-name="T17">2</text:span>&gt;&lt;M'<text:span text:style-name="T17">2</text:span>&gt;を計算</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for Powerline1" svg:font-family="'Inconsolata for Powerline'" style:font-pitch="fixed"/>
    <style:font-face style:name="Inconsolata for Powerline2" svg:font-family="'Inconsolata for Powerline'" style:font-adornments="Medium" style:font-pitch="fixed"/>
    <style:font-face style:name="Inconsolata for Powerline" svg:font-family="'Inconsolata for Powerline'" style:font-pitch="variable"/>
    <style:font-face style:name="Liberation Sans2" svg:font-family="'Liberation Sans'" style:font-pitch="variable"/>
    <style:font-face style:name="Migu 1P2"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gu 1P" svg:font-family="'Migu 1P'" style:font-family-generic="roman" style:font-pitch="variable"/>
    <style:font-face style:name="Migu 1P1" svg:font-family="'Migu 1P'" style:font-adornments="標準" style:font-family-generic="roman" style:font-pitch="variable"/>
    <style:font-face style:name="Liberation Sans1" svg:font-family="'Liberation Sans'" style:font-family-generic="swiss" style:font-pitch="variable"/>
    <style:font-face style:name="Migu 1P3" svg:font-family="'Migu 1P'" style:font-adornments="標準"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fill-image-width="0cm" draw:fill-image-height="0cm"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ab-stops/>
      </style:paragraph-properties>
      <style:text-properties fo:font-variant="normal" fo:text-transform="none" style:use-window-font-color="true" style:text-outline="false" style:text-line-through-style="none" style:text-line-through-type="none" style:font-name="Migu 1P2" fo:font-family="'Migu 1P'" style:font-style-name="標準" style:font-pitch="variable" fo:font-size="32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igu 1P2" fo:font-family="'Migu 1P'" style:font-style-name="標準" style:font-pitch="variable" fo:font-size="44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9T07:19:13.406425625</meta:creation-date>
    <dc:date>2016-06-20T13:40:16.930462005</dc:date>
    <meta:editing-duration>PT5H30M45S</meta:editing-duration>
    <meta:editing-cycles>27</meta:editing-cycles>
    <meta:generator>LibreOffice/4.2.8.2$Linux_X86_64 LibreOffice_project/420m0$Build-2</meta:generator>
    <meta:document-statistic meta:object-count="109"/>
  </office:meta>
</office:document-meta>
</file>